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style:contextual-spacing="false" style:line-height-at-least="0.0693in"/>
      <style:text-properties style:font-name="Times New Roman" officeooo:paragraph-rsid="000619cc"/>
    </style:style>
    <style:style style:name="P2" style:family="paragraph" style:parent-style-name="Standard">
      <style:paragraph-properties fo:margin-top="0in" fo:margin-bottom="0.139in" style:contextual-spacing="false" style:line-height-at-least="0.0693in"/>
      <style:text-properties style:font-name="Times New Roman" officeooo:paragraph-rsid="00112327"/>
    </style:style>
    <style:style style:name="P3" style:family="paragraph" style:parent-style-name="Standard">
      <style:paragraph-properties fo:margin-top="0in" fo:margin-bottom="0.139in" style:contextual-spacing="false" style:line-height-at-least="0.0693in"/>
      <style:text-properties style:font-name="Times New Roman" officeooo:paragraph-rsid="00158280"/>
    </style:style>
    <style:style style:name="P4" style:family="paragraph" style:parent-style-name="Standard">
      <style:paragraph-properties fo:margin-top="0in" fo:margin-bottom="0.139in" style:contextual-spacing="false" style:line-height-at-least="0.0693in"/>
      <style:text-properties style:font-name="Times New Roman" fo:language="en" fo:country="none" style:text-underline-style="solid" style:text-underline-width="auto" style:text-underline-color="#000000" fo:font-weight="bold" officeooo:paragraph-rsid="000619cc" style:font-weight-asian="bold"/>
    </style:style>
    <style:style style:name="P5" style:family="paragraph" style:parent-style-name="Standard">
      <style:paragraph-properties fo:margin-top="0in" fo:margin-bottom="0.139in" style:contextual-spacing="false" style:line-height-at-least="0.0693in"/>
      <style:text-properties style:font-name="Times New Roman" fo:language="en" fo:country="none" style:text-underline-style="solid" style:text-underline-width="auto" style:text-underline-color="#000000" fo:font-weight="bold" officeooo:rsid="00112327" officeooo:paragraph-rsid="00112327" style:font-weight-asian="bold"/>
    </style:style>
    <style:style style:name="P6" style:family="paragraph" style:parent-style-name="Standard">
      <style:paragraph-properties fo:margin-top="0in" fo:margin-bottom="0.139in" style:contextual-spacing="false" style:line-height-at-least="0.0693in"/>
      <style:text-properties style:font-name="Times New Roman" fo:language="en" fo:country="none" style:text-underline-style="none" fo:font-weight="normal" officeooo:paragraph-rsid="00112327" style:font-weight-asian="normal"/>
    </style:style>
    <style:style style:name="P7" style:family="paragraph" style:parent-style-name="Standard">
      <style:paragraph-properties fo:margin-top="0in" fo:margin-bottom="0.1in" style:contextual-spacing="false" style:line-height-at-least="0.05in"/>
      <style:text-properties style:font-name="Times New Roman" officeooo:paragraph-rsid="001e99aa"/>
    </style:style>
    <style:style style:name="P8" style:family="paragraph" style:parent-style-name="Standard" style:master-page-name="Standard">
      <style:paragraph-properties fo:margin-left="-0.0728in" fo:margin-right="0in" fo:margin-top="0in" fo:margin-bottom="0.139in" style:contextual-spacing="false" style:line-height-at-least="0.0693in" fo:text-align="center" style:justify-single-word="false" fo:text-indent="0in" style:auto-text-indent="false" style:page-number="auto"/>
      <style:text-properties style:font-name="Times New Roman"/>
    </style:style>
    <style:style style:name="P9" style:family="paragraph" style:parent-style-name="Standard">
      <style:paragraph-properties fo:margin-top="0in" fo:margin-bottom="0.139in" style:contextual-spacing="false" style:line-height-at-least="0.0693in"/>
      <style:text-properties style:font-name="Times New Roman" fo:language="en" fo:country="none" fo:font-style="normal" style:text-underline-style="solid" style:text-underline-width="auto" style:text-underline-color="#000000" fo:font-weight="bold" officeooo:paragraph-rsid="000619cc" style:font-style-asian="normal" style:font-weight-asian="bold"/>
    </style:style>
    <style:style style:name="P10" style:family="paragraph" style:parent-style-name="Standard">
      <style:paragraph-properties fo:margin-top="0in" fo:margin-bottom="0.139in" style:contextual-spacing="false" style:line-height-at-least="0.0693in"/>
      <style:text-properties style:font-name="Times New Roman" fo:language="en" fo:country="none" fo:font-style="normal" style:text-underline-style="solid" style:text-underline-width="auto" style:text-underline-color="font-color" fo:font-weight="bold" officeooo:rsid="002510a0" officeooo:paragraph-rsid="0022f6b7" style:font-style-asian="normal" style:font-weight-asian="bold" style:font-style-complex="normal" style:font-weight-complex="bold"/>
    </style:style>
    <style:style style:name="T1" style:family="text">
      <style:text-properties fo:language="en" fo:country="none"/>
    </style:style>
    <style:style style:name="T2" style:family="text">
      <style:text-properties fo:language="en" fo:country="none" style:text-underline-style="solid" style:text-underline-width="auto" style:text-underline-color="#000000" fo:font-weight="bold" style:font-weight-asian="bold"/>
    </style:style>
    <style:style style:name="T3" style:family="text">
      <style:text-properties fo:language="en" fo:country="none" style:text-underline-style="none" fo:font-weight="normal" style:font-weight-asian="normal"/>
    </style:style>
    <style:style style:name="T4" style:family="text">
      <style:text-properties fo:language="en" fo:country="none" style:text-underline-style="none" fo:font-weight="normal" style:font-weight-asian="normal" style:font-weight-complex="normal"/>
    </style:style>
    <style:style style:name="T5" style:family="text">
      <style:text-properties fo:language="en" fo:country="none" style:text-underline-style="none" fo:font-weight="bold" style:font-weight-asian="bold"/>
    </style:style>
    <style:style style:name="T6" style:family="text">
      <style:text-properties fo:language="en" fo:country="none" fo:font-style="normal" style:text-underline-style="none" fo:font-weight="normal" style:font-style-asian="normal" style:font-weight-asian="normal"/>
    </style:style>
    <style:style style:name="T7" style:family="text">
      <style:text-properties fo:language="en" fo:country="none" fo:font-style="normal" style:text-underline-style="none" fo:font-weight="normal" officeooo:rsid="0004d136" style:font-style-asian="normal" style:font-weight-asian="normal"/>
    </style:style>
    <style:style style:name="T8" style:family="text">
      <style:text-properties fo:language="en" fo:country="none" fo:font-style="normal" style:text-underline-style="none" fo:font-weight="normal" officeooo:rsid="0005ee90" style:font-style-asian="normal" style:font-weight-asian="normal" style:font-weight-complex="normal"/>
    </style:style>
    <style:style style:name="T9" style:family="text">
      <style:text-properties fo:language="en" fo:country="none" fo:font-style="normal" style:text-underline-style="none" fo:font-weight="normal" officeooo:rsid="00158280" style:font-style-asian="normal" style:font-weight-asian="normal" style:font-weight-complex="normal"/>
    </style:style>
    <style:style style:name="T10" style:family="text">
      <style:text-properties fo:language="en" fo:country="none" fo:font-style="normal" style:text-underline-style="none" fo:font-weight="normal" officeooo:rsid="000a6ce0" style:font-style-asian="normal" style:font-weight-asian="normal" style:font-style-complex="normal" style:font-weight-complex="normal"/>
    </style:style>
    <style:style style:name="T11" style:family="text">
      <style:text-properties fo:language="en" fo:country="none" fo:font-style="normal" style:text-underline-style="none" fo:font-weight="normal" officeooo:rsid="00142dd4" style:font-style-asian="normal" style:font-weight-asian="normal" style:font-style-complex="normal" style:font-weight-complex="normal"/>
    </style:style>
    <style:style style:name="T12" style:family="text">
      <style:text-properties fo:language="en" fo:country="none" fo:font-style="normal" style:text-underline-style="none" fo:font-weight="normal" officeooo:rsid="00158280" style:font-style-asian="normal" style:font-weight-asian="normal" style:font-style-complex="normal" style:font-weight-complex="normal"/>
    </style:style>
    <style:style style:name="T13" style:family="text">
      <style:text-properties fo:language="en" fo:country="none" fo:font-style="normal" style:text-underline-style="none" fo:font-weight="normal" officeooo:rsid="0005ee90" style:font-style-asian="normal" style:font-weight-asian="normal" style:font-style-complex="normal" style:font-weight-complex="normal"/>
    </style:style>
    <style:style style:name="T14" style:family="text">
      <style:text-properties fo:language="en" fo:country="none" fo:font-style="normal" style:text-underline-style="none" fo:font-weight="normal" officeooo:rsid="0019d683" style:font-style-asian="normal" style:font-weight-asian="normal" style:font-style-complex="normal" style:font-weight-complex="normal"/>
    </style:style>
    <style:style style:name="T15" style:family="text">
      <style:text-properties fo:language="en" fo:country="none" fo:font-style="normal" style:text-underline-style="none" fo:font-weight="normal" officeooo:rsid="00097329" style:font-style-asian="normal" style:font-weight-asian="normal"/>
    </style:style>
    <style:style style:name="T16" style:family="text">
      <style:text-properties fo:language="en" fo:country="none" fo:font-style="normal" style:text-underline-style="none" fo:font-weight="normal" officeooo:rsid="000c4099" style:font-style-asian="normal" style:font-weight-asian="normal"/>
    </style:style>
    <style:style style:name="T17" style:family="text">
      <style:text-properties fo:language="en" fo:country="none" fo:font-style="normal" style:text-underline-style="none" fo:font-weight="normal" officeooo:rsid="00137a6c" style:font-style-asian="normal" style:font-weight-asian="normal"/>
    </style:style>
    <style:style style:name="T18" style:family="text">
      <style:text-properties fo:language="en" fo:country="none" fo:font-style="normal" style:text-underline-style="none" fo:font-weight="normal" officeooo:rsid="00142dd4" style:font-style-asian="normal" style:font-weight-asian="normal"/>
    </style:style>
    <style:style style:name="T19" style:family="text">
      <style:text-properties fo:language="en" fo:country="none" fo:font-style="normal" style:text-underline-style="none" fo:font-weight="normal" officeooo:rsid="001c9bed" style:font-style-asian="normal" style:font-weight-asian="normal"/>
    </style:style>
    <style:style style:name="T20" style:family="text">
      <style:text-properties fo:language="en" fo:country="none" fo:font-style="normal" style:text-underline-style="none" fo:font-weight="normal" officeooo:rsid="001caf32" style:font-style-asian="normal" style:font-weight-asian="normal"/>
    </style:style>
    <style:style style:name="T21" style:family="text">
      <style:text-properties fo:language="en" fo:country="none" fo:font-style="normal" style:text-underline-style="none" fo:font-weight="bold" style:font-style-asian="normal" style:font-weight-asian="bold"/>
    </style:style>
    <style:style style:name="T22" style:family="text">
      <style:text-properties fo:language="en" fo:country="none" fo:font-style="normal" style:text-underline-style="none" fo:font-weight="bold" officeooo:rsid="000a6ce0" style:font-style-asian="normal" style:font-weight-asian="bold" style:font-style-complex="normal" style:font-weight-complex="bold"/>
    </style:style>
    <style:style style:name="T23" style:family="text">
      <style:text-properties fo:language="en" fo:country="none" fo:font-style="normal" style:text-underline-style="none" fo:font-weight="bold" officeooo:rsid="00142dd4" style:font-style-asian="normal" style:font-weight-asian="bold" style:font-style-complex="normal" style:font-weight-complex="bold"/>
    </style:style>
    <style:style style:name="T24" style:family="text">
      <style:text-properties fo:language="en" fo:country="none" fo:font-style="normal" style:text-underline-style="none" fo:font-weight="bold" officeooo:rsid="0005ee90" style:font-style-asian="normal" style:font-weight-asian="bold" style:font-weight-complex="bold"/>
    </style:style>
    <style:style style:name="T25" style:family="text">
      <style:text-properties fo:language="en" fo:country="none" fo:font-style="normal" style:text-underline-style="none" fo:font-weight="bold" officeooo:rsid="00158280" style:font-style-asian="normal" style:font-weight-asian="bold" style:font-weight-complex="bold"/>
    </style:style>
    <style:style style:name="T26" style:family="text">
      <style:text-properties fo:language="en" fo:country="none" fo:font-style="normal" style:text-underline-style="solid" style:text-underline-width="auto" style:text-underline-color="#000000" fo:font-weight="bold" style:font-style-asian="normal" style:font-weight-asian="bold"/>
    </style:style>
    <style:style style:name="T27" style:family="text">
      <style:text-properties fo:language="en" fo:country="none" fo:font-style="normal" style:text-underline-style="solid" style:text-underline-width="auto" style:text-underline-color="#000000" fo:font-weight="normal" style:font-style-asian="normal" style:font-weight-asian="normal"/>
    </style:style>
    <style:style style:name="T28" style:family="text">
      <style:text-properties fo:language="en" fo:country="none" officeooo:rsid="001032a1"/>
    </style:style>
    <style:style style:name="T29" style:family="text">
      <style:text-properties fo:font-style="normal" style:text-underline-style="none" fo:font-weight="normal" style:font-style-asian="normal" style:font-weight-asian="normal"/>
    </style:style>
    <style:style style:name="T30" style:family="text">
      <style:text-properties fo:font-style="normal" style:text-underline-style="none" fo:font-weight="normal" officeooo:rsid="001b1ef0" style:font-style-asian="normal" style:font-weight-asian="normal"/>
    </style:style>
    <style:style style:name="T31" style:family="text">
      <style:text-properties fo:font-style="normal" style:font-style-asian="normal"/>
    </style:style>
    <style:style style:name="T32" style:family="text">
      <style:text-properties fo:font-size="14pt" fo:language="en" fo:country="none" style:font-size-asian="14pt" style:font-size-complex="14pt"/>
    </style:style>
    <style:style style:name="T33" style:family="text">
      <style:text-properties officeooo:rsid="001032a1"/>
    </style:style>
    <style:style style:name="T34" style:family="text">
      <style:text-properties officeooo:rsid="001c9b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2">Zackary Raver</text:span><text:line-break/><text:span text:style-name="T33">8701 Paseo Bello</text:span><text:span text:style-name="T1">, </text:span><text:span text:style-name="T28">Santee, CA, 92071</text:span><text:line-break/><text:span text:style-name="T1">Cell: (619) 647-5205</text:span><text:line-break/><text:span text:style-name="T1">raver_zack@yahoo.com</text:span></text:p>
      <text:p text:style-name="P1"><text:span text:style-name="T2">Objective:</text:span><text:span text:style-name="T3"> </text:span></text:p>
      <text:p text:style-name="P6">To use my academic computer science knowledge to support an internship or entry level position, while learning valuable experience in programming and development skills to maximize my potency in my new position as well as creating a foundation for further growth.</text:p>
      <text:p text:style-name="P2"><text:span text:style-name="T26">Technical Skills:</text:span><text:span text:style-name="T27"> </text:span></text:p>
      <text:p text:style-name="P2"><text:span text:style-name="T6">* <text:s/>Fluent in Haskell, </text:span><text:span text:style-name="T17">Java, </text:span><text:span text:style-name="T7">C++</text:span><text:line-break/><text:span text:style-name="T6">* <text:s/>Conversational in </text:span><text:span text:style-name="T18">C, </text:span><text:span text:style-name="T6">Python, Windows/Unix scripting (VBS, PS, Batch, </text:span><text:span text:style-name="T7">Bash</text:span><text:span text:style-name="T6">), Spanis</text:span><text:span text:style-name="T29">h</text:span></text:p>
      <text:p text:style-name="P5"><text:span text:style-name="T31">Projects:<text:line-break/><text:line-break/></text:span><text:span text:style-name="T29">* <text:s/>Messy, an in-development puzzle game </text:span><text:span text:style-name="T30">using the SFML library in</text:span><text:span text:style-name="T29"> C++</text:span><text:line-break/><text:span text:style-name="T29">* <text:s/>Tetris clone implemented using the JavaFX library in Java</text:span><text:line-break/><text:span text:style-name="T29">* <text:s/>Interpreter for C-lite, written in Java, implemented as a recursive descent parser.</text:span><text:line-break/><text:span text:style-name="T29">* <text:s/>More </text:span><text:a xlink:type="simple" xlink:href="https://github.com/ravzac14">https://github.com/ravzac14</text:a></text:p>
      <text:p text:style-name="P4">Education:</text:p>
      <text:p text:style-name="P7"><text:span text:style-name="T5">The Evergreen State College </text:span><text:span text:style-name="T4">-</text:span><text:span text:style-name="T10"> </text:span><text:span text:style-name="T11">(2013-2015)</text:span><text:span text:style-name="T23"><text:tab/><text:tab/><text:tab/><text:tab/><text:tab/>Olympia, WA</text:span><text:span text:style-name="T5"><text:line-break/></text:span><text:span text:style-name="T4">* <text:s/></text:span><text:span text:style-name="T10">Bachelor of Computer Science<text:line-break/>* <text:s/></text:span><text:span text:style-name="T11">Course highlights: Object-oriented data structures/algorithm analysis, graphics, artificial intelligence, game engine architecture, </text:span><text:span text:style-name="T14">f</text:span><text:span text:style-name="T11">ormal languages, decidability, Turing machines, propositional, predicate, </text:span><text:span text:style-name="T13">and </text:span><text:span text:style-name="T11">intuitionistic logic, </text:span><text:span text:style-name="T14">p</text:span><text:span text:style-name="T11">rogramming language design, </text:span><text:span text:style-name="T14">d</text:span><text:span text:style-name="T11">iscrete mathematics, </text:span><text:span text:style-name="T13">assembly </text:span><text:span text:style-name="T11">programming.</text:span></text:p>
      <text:p text:style-name="P3"><text:span text:style-name="T24">MiraCosta/Grossmont Community College</text:span><text:span text:style-name="T25">s</text:span><text:span text:style-name="T24"> -</text:span><text:span text:style-name="T8"> </text:span><text:span text:style-name="T9">(2009-2012) </text:span><text:span text:style-name="T25"><text:tab/><text:tab/> <text:s text:c="9"/>San Diego, CA</text:span><text:span text:style-name="T8"><text:line-break/></text:span><text:span text:style-name="T13">* <text:s/></text:span><text:span text:style-name="T12">General Education<text:line-break/>* <text:s/>Course highlights: Calculus I/II, physics, java</text:span></text:p>
      <text:p text:style-name="P9">Professional Experience:</text:p>
      <text:p text:style-name="P1"><text:span text:style-name="T21">The Evergreen State College – </text:span><text:span text:style-name="T6">System Operations (March 5, 2014 – </text:span><text:span text:style-name="T20">August 7, 2015</text:span><text:span text:style-name="T6">)</text:span><text:line-break/><text:span text:style-name="T34">M</text:span><text:span text:style-name="T6">aint</text:span><text:span text:style-name="T19">ained </text:span><text:span text:style-name="T6">all </text:span><text:span text:style-name="T16">student</text:span><text:span text:style-name="T6"> computing domains. </text:span><text:span text:style-name="T16">Assisted in t</text:span><text:span text:style-name="T6">esting, implementing, and automating new systems and software to enhance the team's capabilities for running the academic computer center. </text:span><text:span text:style-name="T15">Responsible for updating the Window's image management tools from FOG to MDT. </text:span></text:p>
      <text:p text:style-name="P10">Inter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Arial" svg:font-family="Arial" style:font-family-generic="swiss"/>
    <style:font-face style:name="Mangal2" svg:font-family="Mangal" style:font-family-generic="system"/>
    <style:font-face style:name="Times New Roman" svg:font-family="'Times New Roman'" style:font-family-generic="roman"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Times New Roman1" fo:font-family="'Times New Roman'" style:font-family-generic="roman" fo:font-size="12pt" fo:language="en" fo:country="US" style:letter-kerning="true" style:font-name-asian="Arial1" style:font-family-asian="Arial" style:font-family-generic-asian="system" style:font-pitch-asian="variable" style:font-size-asian="12pt" style:language-asian="zh" style:country-asian="CN" style:font-name-complex="Mangal2" style:font-family-complex="Mangal"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text-align="start" style:justify-single-word="false" fo:orphans="0" fo:widows="0" fo:keep-with-next="always"/>
      <style:text-properties style:font-name="Arial" fo:font-family="Arial" style:font-family-generic="swiss" fo:font-size="14pt" fo:language="en" fo:country="US" style:letter-kerning="true" style:font-name-asian="Microsoft YaHei" style:font-family-asian="'Microsoft YaHei'" style:font-family-generic-asian="system" style:font-pitch-asian="variable" style:font-size-asian="14pt" style:language-asian="zh" style:country-asian="CN" style:font-name-complex="Mangal2" style:font-family-complex="Mangal"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style:contextual-spacing="false" fo:text-align="start" style:justify-single-word="false" fo:orphans="0" fo:widows="0"/>
      <style:text-properties style:font-name="Times New Roman1" fo:font-family="'Times New Roman'" style:font-family-generic="roman" fo:font-size="12pt" fo:language="en" fo:country="US" style:letter-kerning="true" style:font-size-asian="12pt" style:language-asian="zh" style:country-asian="CN" style:font-name-complex="Mangal2" style:font-family-complex="Mangal"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style:contextual-spacing="false" fo:text-align="start" style:justify-single-word="false" fo:orphans="0" fo:widows="0"/>
      <style:text-properties style:font-name="Times New Roman1" fo:font-family="'Times New Roman'" style:font-family-generic="roman" fo:font-size="12pt" fo:language="en" fo:country="US" style:letter-kerning="true" style:font-size-asian="12pt" style:language-asian="zh" style:country-asian="CN" style:font-name-complex="Mangal1" style:font-family-complex="Mangal" style:font-size-complex="12pt" style:language-complex="hi" style:country-complex="IN"/>
    </style:style>
    <style:style style:name="Caption" style:family="paragraph" style:parent-style-name="Standard" style:default-outline-level="" style:class="extra">
      <style:paragraph-properties fo:margin-top="0.0835in" fo:margin-bottom="0.0835in" style:contextual-spacing="false" fo:text-align="start" style:justify-single-word="false" fo:orphans="0" fo:widows="0" text:number-lines="false" text:line-number="0"/>
      <style:text-properties style:font-name="Times New Roman1" fo:font-family="'Times New Roman'" style:font-family-generic="roman" fo:font-size="12pt" fo:language="en" fo:country="US" fo:font-style="italic" style:letter-kerning="true" style:font-size-asian="12pt" style:language-asian="zh" style:country-asian="CN" style:font-style-asian="italic" style:font-name-complex="Mangal1" style:font-family-complex="Mangal"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Times New Roman1" fo:font-family="'Times New Roman'" style:font-family-generic="roman" fo:font-size="12pt" fo:language="en" fo:country="US" style:letter-kerning="true" style:font-size-asian="12pt" style:language-asian="zh" style:country-asian="CN" style:font-name-complex="Mangal1" style:font-family-complex="Mangal"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date>2015-09-02T16:09:14.526000000</dc:date>
    <meta:editing-duration>PT50M51S</meta:editing-duration>
    <meta:editing-cycles>26</meta:editing-cycles>
    <meta:document-statistic meta:table-count="0" meta:image-count="0" meta:object-count="0" meta:page-count="1" meta:paragraph-count="12" meta:word-count="228" meta:character-count="1710" meta:non-whitespace-character-count="1462"/>
  </office:meta>
</office:document-meta>
</file>